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2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3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4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5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6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80105608" text:id="ct18010560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2">/] XXX 20200608_12014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2">/] XXX 20200609_16173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2">/] XXX 20200610_1122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3_1521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2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4_1024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5_11105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6_09084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2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8_1557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2">/] XXX 20200618_16211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2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2_125953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3_094026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2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4_132216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2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5_1123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7_11252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8_14194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  <text:p text:style-name="P12"/>
            <text:p text:style-name="P12"><text:soft-page-break/>dec<text:span text:style-name="T8">eit / in. heart – to engross / evil</text:span></text:p>
            <text:p text:style-name="P12"><text:span text:style-name="T8">and to. to counsel / peace / to rejoice</text:span></text:p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  <text:p text:style-name="P12"/>
            <text:p text:style-name="P12">not – to be fate / to. righteous</text:p>
            <text:p text:style-name="P12"/>
            <text:p text:style-name="P12">every – lawlessness / and evil person</text:p>
            <text:p text:style-name="P12">to be filled / evil</text:p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  <text:p text:style-name="P12"/>
            <text:p text:style-name="P12">abhorrence / jehovah</text:p>
            <text:p text:style-name="P12"/>
            <text:p text:style-name="P12">lips – falsehood / and to do</text:p>
            <text:p text:style-name="P12"/>
            <text:p text:style-name="P12">faithfulness / approval+his</text:p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  <text:p text:style-name="P12"/>
            <text:p text:style-name="P12">man / crafty / to cover</text:p>
            <text:p text:style-name="P12"/>
            <text:p text:style-name="P12">knowledge / and heart / stupid ones</text:p>
            <text:p text:style-name="P12">to proclaim / folly</text:p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  <text:p text:style-name="P12"/>
            <text:p text:style-name="P12">hand – keen</text:p>
            <text:p text:style-name="P12"/>
            <text:p text:style-name="P12">to rule / and dec<text:span text:style-name="T8">eit</text:span></text:p>
            <text:p text:style-name="P12"><text:span text:style-name="T8"/></text:p>
            <text:p text:style-name="P12"><text:span text:style-name="T8">to become / to. tribute</text:span></text:p>
          </table:table-cell>
        </table:table-row>
        <table:table-row>
          <table:table-cell table:style-name="表29.A2" office:value-type="string">
            <text:p text:style-name="P22">/] XXX 20200628_1430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7">@@@</text:p>
          </table:table-cell>
        </table:table-row>
        <text:soft-page-break/>
        <table:table-row>
          <table:table-cell table:style-name="表29.A2" office:value-type="string">
            <text:p text:style-name="P15">12:25</text:p>
            <text:p text:style-name="P15">דְּאָגָה בְלֶב-אִישׁ יַשְׁחֶנָּה; <text:s text:c="3"/>וְדָבָר טוֹב יְשַׂמְּחֶנָּה.<text:tab/>25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26</text:p>
            <text:p text:style-name="P15">כו <text:s/>יָתֵר מֵרֵעֵהוּ צַדִּיק; <text:s text:c="3"/>וְדֶרֶךְ רְשָׁעִים תַּתְעֵם.<text:tab/>26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27</text:p>
            <text:p text:style-name="P15">כז <text:s/>לֹא-יַחֲרֹךְ רְמִיָּה צֵידוֹ; <text:s text:c="3"/>וְהוֹן-אָדָם יָקָר חָרוּץ.<text:tab/>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2:28</text:p>
            <text:p text:style-name="P15">כח <text:s/>בְּאֹרַח-צְדָקָה חַיִּים; <text:s text:c="3"/>וְדֶרֶךְ נְתִיבָה אַל-מָוֶת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</text:p>
            <text:p text:style-name="P15">בֵּן חָכָם, מוּסַר אָב; <text:s text:c="3"/>וְלֵץ, לֹא-שָׁמַע גְּעָרָה.<text:tab/>1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</text:p>
            <text:p text:style-name="P15">ב <text:s/>מִפְּרִי פִי-אִישׁ, יֹאכַל <text:soft-page-break/>טוֹב; <text:s text:c="3"/>וְנֶפֶשׁ בֹּגְדִים חָמָס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1"/>
      <text:p text:style-name="P20"/>
      <text:p text:style-name="P7">------------------------------------------------------------</text:p>
      <text:p text:style-name="P7"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180105608"/></text:p>
      <text:p text:style-name="P7"><text:soft-page-break/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4">/------------------------------------------------------------ /TEMPLATE</text:p>
      <text:p text:style-name="P19"/>
      <text:p text:style-name="P6">--------------------------------------- [STEPS : closing] 20191009_161940</text:p>
      <text:list xml:id="list735777892809141648" text:style-name="L1">
        <text:list-item>
          <text:p text:style-name="P32">time label ==&gt; paste</text:p>
        </text:list-item>
        <text:list-item>
          <text:p text:style-name="P32">“@@@” ==&gt; move to → at the bottom of the doc area</text:p>
        </text:list-item>
        <text:list-item>
          <text:p text:style-name="P32">DUP : template</text:p>
        </text:list-item>
        <text:list-item>
          <text:p text:style-name="P32">close</text:p>
          <text:list>
            <text:list-item>
              <text:p text:style-name="P32">web pages</text:p>
            </text:list-item>
            <text:list-item>
              <text:p text:style-name="P32">sheet file</text:p>
            </text:list-item>
            <text:list-item>
              <text:p text:style-name="P32">folders (if any)</text:p>
            </text:list-item>
            <text:list-item>
              <text:p text:style-name="P32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ext:soft-page-break/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312975922347932996" text:style-name="L2">
              <text:list-item>
                <text:p text:style-name="P34">right-click &gt; r &gt; i &gt; <text:span text:style-name="T8">↑ &gt; Ret (inset rows)</text:span></text:p>
                <text:list>
                  <text:list-item>
                    <text:p text:style-name="P35">enter “a” x 3 (marker)</text:p>
                  </text:list-item>
                  <text:list-item>
                    <text:p text:style-name="P35">M – w &gt; a (new window)</text:p>
                  </text:list-item>
                </text:list>
              </text:list-item>
              <text:list-item>
                <text:p text:style-name="P35">C – f &gt; “@”x3 &gt; Ret (find “@”x3)</text:p>
                <text:list>
                  <text:list-item>
                    <text:p text:style-name="P35">C – x (cut)</text:p>
                  </text:list-item>
                  <text:list-item>
                    <text:p text:style-name="P35">C – f &gt; “a” x 3 &gt; Ret &gt; C – v (find, paste)</text:p>
                  </text:list-item>
                </text:list>
              </text:list-item>
              <text:list-item>
                <text:p text:style-name="P35">C – f &gt; “]” &gt; Ret (find “template”)</text:p>
                <text:list>
                  <text:list-item>
                    <text:p text:style-name="P35">select ==&gt; cells</text:p>
                  </text:list-item>
                  <text:list-item>
                    <text:p text:style-name="P35">C – c &gt; C – Home &gt; C – f &gt; “@” x 3 (copy, find label)</text:p>
                  </text:list-item>
                  <text:list-item>
                    <text:p text:style-name="P35">C - ← x 2 &gt; ↑ <text:s/>(navigation)</text:p>
                  </text:list-item>
                </text:list>
              </text:list-item>
              <text:list-item>
                <text:p text:style-name="P35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8241956086135803688" text:style-name="L3">
              <text:list-item>
                <text:p text:style-name="P36">in a cell</text:p>
                <text:list>
                  <text:list-item>
                    <text:p text:style-name="P36">C – End</text:p>
                  </text:list-item>
                  <text:list-item>
                    <text:p text:style-name="P36">Right click &gt; r &gt; i &gt; C – a &gt; 7 &gt; Ret (insert rows)</text:p>
                  </text:list-item>
                </text:list>
              </text:list-item>
              <text:list-item>
                <text:p text:style-name="P36">template ==&gt; C/P</text:p>
              </text:list-item>
              <text:list-item>
                <text:p text:style-name="P36">enter ==&gt; verse number</text:p>
                <text:list>
                  <text:list-item>
                    <text:p text:style-name="P36">copy → trunk string</text:p>
                  </text:list-item>
                  <text:list-item>
                    <text:p text:style-name="P36">↓ &gt; C – v &gt; number &gt; Ret &gt; ↓</text:p>
                  </text:list-item>
                </text:list>
              </text:list-item>
              <text:list-item>
                <text:p text:style-name="P36">text ==&gt; C/P</text:p>
              </text:list-item>
              <text:list-item>
                <text:p text:style-name="P36">select ==&gt; string</text:p>
                <text:list>
                  <text:list-item>
                    <text:p text:style-name="P36">click on the right side of a numbering char</text:p>
                  </text:list-item>
                  <text:list-item>
                    <text:p text:style-name="P36">S – X (X = any char in the first line of the target text)</text:p>
                  </text:list-item>
                  <text:list-item>
                    <text:p text:style-name="P36">S – End (select the whole text area)</text:p>
                  </text:list-item>
                  <text:list-item>
                    <text:p text:style-name="P36">C – x (cut)</text:p>
                  </text:list-item>
                  <text:list-item>
                    <text:p text:style-name="P36">Tab (back)</text:p>
                  </text:list-item>
                  <text:list-item>
                    <text:p text:style-name="P36"><text:soft-page-break/>C – v</text:p>
                  </text:list-item>
                  <text:list-item>
                    <text:p text:style-name="P36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28T14:32:56.66</dc:date>
    <dc:creator>iwabuchi ken</dc:creator>
    <meta:editing-duration>P6DT10H5M10S</meta:editing-duration>
    <meta:editing-cycles>471</meta:editing-cycles>
    <meta:generator>OpenOffice/4.1.3$Win32 OpenOffice.org_project/413m1$Build-9783</meta:generator>
    <meta:document-statistic meta:table-count="11" meta:image-count="0" meta:object-count="0" meta:page-count="23" meta:paragraph-count="540" meta:word-count="3206" meta:character-count="14901"/>
  </office:meta>
</office:document-meta>
</file>